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ccba"/>
    </style:style>
    <style:style style:name="P2" style:family="paragraph" style:parent-style-name="Standard">
      <style:paragraph-properties fo:text-align="center" style:justify-single-word="false"/>
      <style:text-properties officeooo:paragraph-rsid="000eccba"/>
    </style:style>
    <style:style style:name="P3" style:family="paragraph" style:parent-style-name="Standard">
      <style:text-properties officeooo:rsid="000eccba" officeooo:paragraph-rsid="000eccba"/>
    </style:style>
    <style:style style:name="P4" style:family="paragraph" style:parent-style-name="Standard">
      <style:text-properties officeooo:paragraph-rsid="0011e0e6"/>
    </style:style>
    <style:style style:name="P5" style:family="paragraph" style:parent-style-name="Standard">
      <style:text-properties style:text-underline-style="solid" style:text-underline-width="auto" style:text-underline-color="font-color"/>
    </style:style>
    <style:style style:name="P6" style:family="paragraph" style:parent-style-name="Standard">
      <style:text-properties officeooo:rsid="001b4eab" officeooo:paragraph-rsid="001b4eab"/>
    </style:style>
    <style:style style:name="P7" style:family="paragraph" style:parent-style-name="Standard">
      <style:text-properties officeooo:rsid="002157f6" officeooo:paragraph-rsid="0039df71"/>
    </style:style>
    <style:style style:name="P8" style:family="paragraph" style:parent-style-name="Standard">
      <style:text-properties officeooo:rsid="002157f6" officeooo:paragraph-rsid="003f6762"/>
    </style:style>
    <style:style style:name="P9" style:family="paragraph" style:parent-style-name="Standard">
      <style:text-properties officeooo:rsid="002403dd" officeooo:paragraph-rsid="002f4bb7"/>
    </style:style>
    <style:style style:name="P10" style:family="paragraph" style:parent-style-name="Standard">
      <style:text-properties officeooo:paragraph-rsid="00248a7a"/>
    </style:style>
    <style:style style:name="P11" style:family="paragraph" style:parent-style-name="Standard">
      <style:text-properties officeooo:paragraph-rsid="00256fd9"/>
    </style:style>
    <style:style style:name="P12" style:family="paragraph" style:parent-style-name="Standard">
      <style:text-properties officeooo:rsid="002dd859" officeooo:paragraph-rsid="002dd859"/>
    </style:style>
    <style:style style:name="P13" style:family="paragraph" style:parent-style-name="Standard">
      <style:text-properties officeooo:paragraph-rsid="002f4bb7"/>
    </style:style>
    <style:style style:name="T1" style:family="text">
      <style:text-properties fo:font-size="18pt" fo:font-weight="bold" officeooo:rsid="000eccba" style:font-size-asian="18pt" style:font-weight-asian="bold" style:font-size-complex="18pt" style:font-weight-complex="bold"/>
    </style:style>
    <style:style style:name="T2" style:family="text">
      <style:text-properties officeooo:rsid="0012a78f"/>
    </style:style>
    <style:style style:name="T3" style:family="text">
      <style:text-properties officeooo:rsid="0012c598"/>
    </style:style>
    <style:style style:name="T4" style:family="text">
      <style:text-properties officeooo:rsid="0015c627"/>
    </style:style>
    <style:style style:name="T5" style:family="text">
      <style:text-properties officeooo:rsid="001797f8"/>
    </style:style>
    <style:style style:name="T6" style:family="text">
      <style:text-properties officeooo:rsid="00198738"/>
    </style:style>
    <style:style style:name="T7" style:family="text">
      <style:text-properties officeooo:rsid="001f98da"/>
    </style:style>
    <style:style style:name="T8" style:family="text">
      <style:text-properties officeooo:rsid="0022248d"/>
    </style:style>
    <style:style style:name="T9" style:family="text">
      <style:text-properties style:text-underline-style="solid" style:text-underline-width="auto" style:text-underline-color="font-color" officeooo:rsid="0012a78f"/>
    </style:style>
    <style:style style:name="T10" style:family="text">
      <style:text-properties officeooo:rsid="00248a7a"/>
    </style:style>
    <style:style style:name="T11" style:family="text">
      <style:text-properties officeooo:rsid="00256fd9"/>
    </style:style>
    <style:style style:name="T12" style:family="text">
      <style:text-properties officeooo:rsid="00267bc4"/>
    </style:style>
    <style:style style:name="T13" style:family="text">
      <style:text-properties officeooo:rsid="0028e949"/>
    </style:style>
    <style:style style:name="T14" style:family="text">
      <style:text-properties officeooo:rsid="002b7521"/>
    </style:style>
    <style:style style:name="T15" style:family="text">
      <style:text-properties officeooo:rsid="002f4bb7"/>
    </style:style>
    <style:style style:name="T16" style:family="text">
      <style:text-properties officeooo:rsid="002fdeef"/>
    </style:style>
    <style:style style:name="T17" style:family="text">
      <style:text-properties officeooo:rsid="0030b1a9"/>
    </style:style>
    <style:style style:name="T18" style:family="text">
      <style:text-properties officeooo:rsid="00332eb8"/>
    </style:style>
    <style:style style:name="T19" style:family="text">
      <style:text-properties officeooo:rsid="0034c46a"/>
    </style:style>
    <style:style style:name="T20" style:family="text">
      <style:text-properties officeooo:rsid="0036a4a0"/>
    </style:style>
    <style:style style:name="T21" style:family="text">
      <style:text-properties officeooo:rsid="0039df71"/>
    </style:style>
    <style:style style:name="T22" style:family="text">
      <style:text-properties officeooo:rsid="003a93a4"/>
    </style:style>
    <style:style style:name="T23" style:family="text">
      <style:text-properties officeooo:rsid="003c283b"/>
    </style:style>
    <style:style style:name="T24" style:family="text">
      <style:text-properties officeooo:rsid="003ddaf5"/>
    </style:style>
    <style:style style:name="T25" style:family="text">
      <style:text-properties officeooo:rsid="003e08a7"/>
    </style:style>
    <style:style style:name="T26" style:family="text">
      <style:text-properties officeooo:rsid="004312ea"/>
    </style:style>
    <style:style style:name="T27" style:family="text">
      <style:text-properties officeooo:rsid="00454825"/>
    </style:style>
    <style:style style:name="T28" style:family="text">
      <style:text-properties officeooo:rsid="00485326"/>
    </style:style>
    <style:style style:name="T29" style:family="text">
      <style:text-properties officeooo:rsid="004910ab"/>
    </style:style>
    <style:style style:name="T30" style:family="text">
      <style:text-properties officeooo:rsid="004a52a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ohan MEDDACI </text:p>
      <text:p text:style-name="P3">Florian AUBERVAL</text:p>
      <text:p text:style-name="P1"/>
      <text:p text:style-name="P2"><text:span text:style-name="T1">Compte rendu </text:span><text:tab/></text:p>
      <text:p text:style-name="P2"/>
      <text:p text:style-name="P1">- Votre rendu consistera en votre code source et un rapport décrivant ou vous en êtes </text:p>
      <text:p text:style-name="Standard">rendu, les améliorations que vous avez apporté, les ports choisis, etc ..</text:p>
      <text:p text:style-name="Standard"/>
      <text:p text:style-name="P10"><text:span text:style-name="T2">Lien du </text:span><text:span text:style-name="T3">dépôt GitHub</text:span><text:span text:style-name="T2">:</text:span><text:span text:style-name="T9"> </text:span><text:a xlink:type="simple" xlink:href="https://github.com/Me-k-01/chat" text:style-name="Internet_20_link" text:visited-style-name="Visited_20_Internet_20_Link"><text:span text:style-name="T10">https://github.com/Me-k-01/chat</text:span></text:a></text:p>
      <text:p text:style-name="P11"><text:span text:style-name="T10">La branche main est la version pair-</text:span><text:span text:style-name="T27">à-</text:span><text:span text:style-name="T10">pair du projet et la branche multicast </text:span><text:span text:style-name="T11">correspond </text:span><text:span text:style-name="T27">à</text:span><text:span text:style-name="T11"> la version </text:span><text:span text:style-name="T10">multicast.</text:span><text:span text:style-name="T11"> </text:span></text:p>
      <text:p text:style-name="Standard">L’ip et <text:span text:style-name="T27">les</text:span> port<text:span text:style-name="T27">s</text:span> du serveur <text:span text:style-name="T4">et du client</text:span> sont à mettre dans le <text:span text:style-name="T27">ou </text:span><text:span text:style-name="T14">les</text:span> fichier<text:span text:style-name="T29">s</text:span> config <text:span text:style-name="T28">(.conf) </text:span><text:span text:style-name="T12">à la racine du projet.</text:span> </text:p>
      <text:p text:style-name="P8">Le<text:span text:style-name="T21">s</text:span> port<text:span text:style-name="T21">s</text:span> choisi<text:span text:style-name="T25">s</text:span> par d<text:span text:style-name="T22">é</text:span>faut <text:span text:style-name="T21">sont 4444 </text:span><text:span text:style-name="T8">pour le serveur e</text:span><text:span text:style-name="T21">t 3333 pour le client.</text:span></text:p>
      <text:p text:style-name="Standard"/>
      <text:p text:style-name="P5">Dans <text:span text:style-name="T2">la version </text:span>multicast <text:span text:style-name="T2">du projet</text:span>:</text:p>
      <text:p text:style-name="Standard">Un mot de passe dans le fichier <text:span text:style-name="T20">client.conf permet de</text:span> gén<text:span text:style-name="T22">é</text:span>re<text:span text:style-name="T20">r</text:span> <text:span text:style-name="T5">un tableau de bit</text:span><text:span text:style-name="T6">s</text:span><text:span text:style-name="T5"> qui sert de </text:span>clé AES <text:span text:style-name="T20">pour déchiffrer le message côté Client.</text:span><text:span text:style-name="T21"> </text:span></text:p>
      <text:p text:style-name="P6">Le serveur attend continuel<text:span text:style-name="T24">l</text:span>ement dans un <text:span text:style-name="T22">t</text:span>hread séparé les nouvelles conne<text:span text:style-name="T22">x</text:span>ions TCP.</text:p>
      <text:p text:style-name="P6">Et <text:span text:style-name="T16">à</text:span> chaque message <text:s/>reçu le serveur broadcast le message à tous les clients, sans essayer de d<text:span text:style-name="T19">é</text:span>chiffrer les message<text:span text:style-name="T23">s</text:span>.</text:p>
      <text:p text:style-name="Standard"/>
      <text:p text:style-name="P5">Dans <text:span text:style-name="T2">la version pair-à-pair</text:span> :</text:p>
      <text:p text:style-name="P12">Le fichier de configuration du serveur et du client est config.conf</text:p>
      <text:p text:style-name="P9">L<text:span text:style-name="T15">a classe</text:span> <text:span text:style-name="T17">C</text:span><text:span text:style-name="T15">lient</text:span> <text:span text:style-name="T15">h</text:span><text:span text:style-name="T26">é</text:span><text:span text:style-name="T15">rite de la classe Serveur, car on r</text:span><text:span text:style-name="T17">é</text:span><text:span text:style-name="T15">utilise plusieur</text:span><text:span text:style-name="T26">s</text:span><text:span text:style-name="T15"> fois les mêmes m</text:span><text:span text:style-name="T17">é</text:span><text:span text:style-name="T15">thodes.</text:span></text:p>
      <text:p text:style-name="P13"><text:span text:style-name="T15">On override juste les m</text:span><text:span text:style-name="T26">é</text:span><text:span text:style-name="T15">thodes d’atten</text:span><text:span text:style-name="T26">t</text:span><text:span text:style-name="T15">e de conne</text:span><text:span text:style-name="T26">x</text:span><text:span text:style-name="T15">ion du serveur pour que le client se connecte au serveur.</text:span></text:p>
      <text:p text:style-name="P7"/>
      <text:p text:style-name="Standard">Rapport :</text:p>
      <text:p text:style-name="Standard">1) ✓</text:p>
      <text:p text:style-name="Standard">2) ✓</text:p>
      <text:p text:style-name="Standard">3) ✓</text:p>
      <text:p text:style-name="Standard">4) ✓</text:p>
      <text:p text:style-name="Standard">5) ✓</text:p>
      <text:p text:style-name="Standard">6) Implementation d'un systeme de mot de passe</text:p>
      <text:p text:style-name="Standard"><text:s text:c="4"/>L'utilisateur entre dans son fichier de configuration un mot de passe </text:p>
      <text:p text:style-name="Standard"><text:s text:c="4"/>et celui-ci se fait transformer en une clé AES généré pseudo-aléatoirement <text:span text:style-name="T30">en se servant du mot de passe comme seed</text:span>. </text:p>
      <text:p text:style-name="Standard">7) ✓</text:p>
      <text:p text:style-name="P4">8) ✓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9T11:55:08.764075651</meta:creation-date>
    <dc:date>2021-12-16T12:55:46.521137688</dc:date>
    <meta:editing-duration>PT42M13S</meta:editing-duration>
    <meta:editing-cycles>55</meta:editing-cycles>
    <meta:generator>LibreOffice/7.1.7.2$Linux_X86_64 LibreOffice_project/10$Build-2</meta:generator>
    <meta:document-statistic meta:table-count="0" meta:image-count="0" meta:object-count="0" meta:page-count="1" meta:paragraph-count="28" meta:word-count="265" meta:character-count="1522" meta:non-whitespace-character-count="1267"/>
  </office:meta>
</office:document-meta>
</file>